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1.04mm"/>
    </style:style>
    <style:style style:name="co2" style:family="table-column">
      <style:table-column-properties fo:break-before="auto" style:column-width="19.6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165.38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9"/>
  </office:automatic-styles>
  <office:body>
    <office:spreadsheet>
      <table:calculation-settings table:automatic-find-labels="false" table:use-regular-expressions="false" table:use-wildcards="true"/>
      <table:table table:name="os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Variable</text:p>
          </table:table-cell>
          <table:table-cell table:style-name="ce1" office:value-type="string" calcext:value-type="string">
            <text:p>Helpful</text:p>
          </table:table-cell>
          <table:table-cell table:style-name="ce1" office:value-type="string" calcext:value-type="string">
            <text:p>Following</text:p>
          </table:table-cell>
          <table:table-cell table:style-name="ce1" office:value-type="string" calcext:value-type="string">
            <text:p>Helpful</text:p>
          </table:table-cell>
          <table:table-cell table:style-name="ce1" office:value-type="string" calcext:value-type="string">
            <text:p>Following</text:p>
          </table:table-cell>
          <table:table-cell table:style-name="ce1" office:value-type="string" calcext:value-type="string">
            <text:p>Action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OS04</text:p>
          </table:table-cell>
          <table:table-cell table:formula="of:=[.D2]/[total.$A$1]" office:value-type="percentage" office:value="0.519101123595506" calcext:value-type="percentage">
            <text:p>51.9%</text:p>
          </table:table-cell>
          <table:table-cell table:formula="of:=[.E2]/[total.$A$1]" office:value-type="percentage" office:value="0.0979775280898877" calcext:value-type="percentage">
            <text:p>9.8%</text:p>
          </table:table-cell>
          <table:table-cell office:value-type="float" office:value="1155" calcext:value-type="float">
            <text:p>1155</text:p>
          </table:table-cell>
          <table:table-cell office:value-type="float" office:value="218" calcext:value-type="float">
            <text:p>218</text:p>
          </table:table-cell>
          <table:table-cell office:value-type="string" calcext:value-type="string">
            <text:p>My organization will pay for some or all of my internet charg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02</text:p>
          </table:table-cell>
          <table:table-cell table:formula="of:=[.D3]/[total.$A$1]" office:value-type="percentage" office:value="0.492134831460674" calcext:value-type="percentage">
            <text:p>49.2%</text:p>
          </table:table-cell>
          <table:table-cell table:formula="of:=[.E3]/[total.$A$1]" office:value-type="percentage" office:value="0.30876404494382" calcext:value-type="percentage">
            <text:p>30.9%</text:p>
          </table:table-cell>
          <table:table-cell office:value-type="float" office:value="1095" calcext:value-type="float">
            <text:p>1095</text:p>
          </table:table-cell>
          <table:table-cell office:value-type="float" office:value="687" calcext:value-type="float">
            <text:p>687</text:p>
          </table:table-cell>
          <table:table-cell office:value-type="string" calcext:value-type="string">
            <text:p>My organization will buy new equipment we need to work from ho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17</text:p>
          </table:table-cell>
          <table:table-cell table:formula="of:=[.D4]/[total.$A$1]" office:value-type="percentage" office:value="0.47685393258427" calcext:value-type="percentage">
            <text:p>47.7%</text:p>
          </table:table-cell>
          <table:table-cell table:formula="of:=[.E4]/[total.$A$1]" office:value-type="percentage" office:value="0.24314606741573" calcext:value-type="percentage">
            <text:p>24.3%</text:p>
          </table:table-cell>
          <table:table-cell office:value-type="float" office:value="1061" calcext:value-type="float">
            <text:p>1061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My organization is encouraging staff to use this time for professional train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08</text:p>
          </table:table-cell>
          <table:table-cell table:formula="of:=[.D5]/[total.$A$1]" office:value-type="percentage" office:value="0.474157303370787" calcext:value-type="percentage">
            <text:p>47.4%</text:p>
          </table:table-cell>
          <table:table-cell table:formula="of:=[.E5]/[total.$A$1]" office:value-type="percentage" office:value="0.404494382022472" calcext:value-type="percentage">
            <text:p>40.4%</text:p>
          </table:table-cell>
          <table:table-cell office:value-type="float" office:value="1055" calcext:value-type="float">
            <text:p>1055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My organization has reassured me that they understand if my work performance suffe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15</text:p>
          </table:table-cell>
          <table:table-cell table:formula="of:=[.D6]/[total.$A$1]" office:value-type="percentage" office:value="0.464269662921348" calcext:value-type="percentage">
            <text:p>46.4%</text:p>
          </table:table-cell>
          <table:table-cell table:formula="of:=[.E6]/[total.$A$1]" office:value-type="percentage" office:value="0.0719101123595506" calcext:value-type="percentage">
            <text:p>7.2%</text:p>
          </table:table-cell>
          <table:table-cell office:value-type="float" office:value="1033" calcext:value-type="float">
            <text:p>103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y organization is providing activities to occupy staff member's childre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14</text:p>
          </table:table-cell>
          <table:table-cell table:formula="of:=[.D7]/[total.$A$1]" office:value-type="percentage" office:value="0.444943820224719" calcext:value-type="percentage">
            <text:p>44.5%</text:p>
          </table:table-cell>
          <table:table-cell table:formula="of:=[.E7]/[total.$A$1]" office:value-type="percentage" office:value="0.0395505617977528" calcext:value-type="percentage">
            <text:p>4.0%</text:p>
          </table:table-cell>
          <table:table-cell office:value-type="float" office:value="990" calcext:value-type="float">
            <text:p>99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y organization is sending food to staff working from ho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16</text:p>
          </table:table-cell>
          <table:table-cell table:formula="of:=[.D8]/[total.$A$1]" office:value-type="percentage" office:value="0.413483146067416" calcext:value-type="percentage">
            <text:p>41.3%</text:p>
          </table:table-cell>
          <table:table-cell table:formula="of:=[.E8]/[total.$A$1]" office:value-type="percentage" office:value="0.158202247191011" calcext:value-type="percentage">
            <text:p>15.8%</text:p>
          </table:table-cell>
          <table:table-cell office:value-type="float" office:value="920" calcext:value-type="float">
            <text:p>92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My organization is providing at-home exercise program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05</text:p>
          </table:table-cell>
          <table:table-cell table:formula="of:=[.D9]/[total.$A$1]" office:value-type="percentage" office:value="0.401797752808989" calcext:value-type="percentage">
            <text:p>40.2%</text:p>
          </table:table-cell>
          <table:table-cell table:formula="of:=[.E9]/[total.$A$1]" office:value-type="percentage" office:value="0.624269662921348" calcext:value-type="percentage">
            <text:p>62.4%</text:p>
          </table:table-cell>
          <table:table-cell office:value-type="float" office:value="894" calcext:value-type="float">
            <text:p>894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My organization has reassured me that I will keep my job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07</text:p>
          </table:table-cell>
          <table:table-cell table:formula="of:=[.D10]/[total.$A$1]" office:value-type="percentage" office:value="0.401348314606742" calcext:value-type="percentage">
            <text:p>40.1%</text:p>
          </table:table-cell>
          <table:table-cell table:formula="of:=[.E10]/[total.$A$1]" office:value-type="percentage" office:value="0.654831460674157" calcext:value-type="percentage">
            <text:p>65.5%</text:p>
          </table:table-cell>
          <table:table-cell office:value-type="float" office:value="893" calcext:value-type="float">
            <text:p>893</text:p>
          </table:table-cell>
          <table:table-cell office:value-type="float" office:value="1457" calcext:value-type="float">
            <text:p>1457</text:p>
          </table:table-cell>
          <table:table-cell office:value-type="string" calcext:value-type="string">
            <text:p>My organization has reassured me that I can take time off if I'm sick or need to care for dependent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21</text:p>
          </table:table-cell>
          <table:table-cell table:formula="of:=[.D11]/[total.$A$1]" office:value-type="percentage" office:value="0.373483146067416" calcext:value-type="percentage">
            <text:p>37.3%</text:p>
          </table:table-cell>
          <table:table-cell table:formula="of:=[.E11]/[total.$A$1]" office:value-type="percentage" office:value="0.346516853932584" calcext:value-type="percentage">
            <text:p>34.7%</text:p>
          </table:table-cell>
          <table:table-cell office:value-type="float" office:value="831" calcext:value-type="float">
            <text:p>831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My organization is improving documentation of its processes (e.g. how code changes are approved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03</text:p>
          </table:table-cell>
          <table:table-cell table:formula="of:=[.D12]/[total.$A$1]" office:value-type="percentage" office:value="0.368089887640449" calcext:value-type="percentage">
            <text:p>36.8%</text:p>
          </table:table-cell>
          <table:table-cell table:formula="of:=[.E12]/[total.$A$1]" office:value-type="percentage" office:value="0.546516853932584" calcext:value-type="percentage">
            <text:p>54.7%</text:p>
          </table:table-cell>
          <table:table-cell office:value-type="float" office:value="819" calcext:value-type="float">
            <text:p>819</text:p>
          </table:table-cell>
          <table:table-cell office:value-type="float" office:value="1216" calcext:value-type="float">
            <text:p>1216</text:p>
          </table:table-cell>
          <table:table-cell office:value-type="string" calcext:value-type="string">
            <text:p>My organization will pay for software we need to work from hom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19</text:p>
          </table:table-cell>
          <table:table-cell table:formula="of:=[.D13]/[total.$A$1]" office:value-type="percentage" office:value="0.364943820224719" calcext:value-type="percentage">
            <text:p>36.5%</text:p>
          </table:table-cell>
          <table:table-cell table:formula="of:=[.E13]/[total.$A$1]" office:value-type="percentage" office:value="0.630561797752809" calcext:value-type="percentage">
            <text:p>63.1%</text:p>
          </table:table-cell>
          <table:table-cell office:value-type="float" office:value="812" calcext:value-type="float">
            <text:p>812</text:p>
          </table:table-cell>
          <table:table-cell office:value-type="float" office:value="1403" calcext:value-type="float">
            <text:p>1403</text:p>
          </table:table-cell>
          <table:table-cell office:value-type="string" calcext:value-type="string">
            <text:p>My team is peer reviewing commits, change requests or pull requests (peer code review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01</text:p>
          </table:table-cell>
          <table:table-cell table:formula="of:=[.D14]/[total.$A$1]" office:value-type="percentage" office:value="0.359550561797753" calcext:value-type="percentage">
            <text:p>36.0%</text:p>
          </table:table-cell>
          <table:table-cell table:formula="of:=[.E14]/[total.$A$1]" office:value-type="percentage" office:value="0.739325842696629" calcext:value-type="percentage">
            <text:p>73.9%</text:p>
          </table:table-cell>
          <table:table-cell office:value-type="float" office:value="800" calcext:value-type="float">
            <text:p>800</text:p>
          </table:table-cell>
          <table:table-cell office:value-type="float" office:value="1645" calcext:value-type="float">
            <text:p>1645</text:p>
          </table:table-cell>
          <table:table-cell office:value-type="string" calcext:value-type="string">
            <text:p>I can (or could) take equipment (e.g. monitors) home from my workpla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06</text:p>
          </table:table-cell>
          <table:table-cell table:formula="of:=[.D15]/[total.$A$1]" office:value-type="percentage" office:value="0.346966292134831" calcext:value-type="percentage">
            <text:p>34.7%</text:p>
          </table:table-cell>
          <table:table-cell table:formula="of:=[.E15]/[total.$A$1]" office:value-type="percentage" office:value="0.751460674157303" calcext:value-type="percentage">
            <text:p>75.1%</text:p>
          </table:table-cell>
          <table:table-cell office:value-type="float" office:value="772" calcext:value-type="float">
            <text:p>772</text:p>
          </table:table-cell>
          <table:table-cell office:value-type="float" office:value="1672" calcext:value-type="float">
            <text:p>1672</text:p>
          </table:table-cell>
          <table:table-cell office:value-type="string" calcext:value-type="string">
            <text:p>My organization has reassured me that I will continue to be pai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20</text:p>
          </table:table-cell>
          <table:table-cell table:formula="of:=[.D16]/[total.$A$1]" office:value-type="percentage" office:value="0.34247191011236" calcext:value-type="percentage">
            <text:p>34.2%</text:p>
          </table:table-cell>
          <table:table-cell table:formula="of:=[.E16]/[total.$A$1]" office:value-type="percentage" office:value="0.62876404494382" calcext:value-type="percentage">
            <text:p>62.9%</text:p>
          </table:table-cell>
          <table:table-cell office:value-type="float" office:value="762" calcext:value-type="float">
            <text:p>762</text:p>
          </table:table-cell>
          <table:table-cell office:value-type="float" office:value="1399" calcext:value-type="float">
            <text:p>1399</text:p>
          </table:table-cell>
          <table:table-cell office:value-type="string" calcext:value-type="string">
            <text:p>My team uses a build system to automate compilation and test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22</text:p>
          </table:table-cell>
          <table:table-cell table:formula="of:=[.D17]/[total.$A$1]" office:value-type="percentage" office:value="0.330786516853933" calcext:value-type="percentage">
            <text:p>33.1%</text:p>
          </table:table-cell>
          <table:table-cell table:formula="of:=[.E17]/[total.$A$1]" office:value-type="percentage" office:value="0.600449438202247" calcext:value-type="percentage">
            <text:p>60.0%</text:p>
          </table:table-cell>
          <table:table-cell office:value-type="float" office:value="736" calcext:value-type="float">
            <text:p>736</text:p>
          </table:table-cell>
          <table:table-cell office:value-type="float" office:value="1336" calcext:value-type="float">
            <text:p>1336</text:p>
          </table:table-cell>
          <table:table-cell office:value-type="string" calcext:value-type="string">
            <text:p>Someone is keeping high priority work ready and our backlog organized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18</text:p>
          </table:table-cell>
          <table:table-cell table:formula="of:=[.D18]/[total.$A$1]" office:value-type="percentage" office:value="0.326292134831461" calcext:value-type="percentage">
            <text:p>32.6%</text:p>
          </table:table-cell>
          <table:table-cell table:formula="of:=[.E18]/[total.$A$1]" office:value-type="percentage" office:value="0.863820224719101" calcext:value-type="percentage">
            <text:p>86.4%</text:p>
          </table:table-cell>
          <table:table-cell office:value-type="float" office:value="726" calcext:value-type="float">
            <text:p>726</text:p>
          </table:table-cell>
          <table:table-cell office:value-type="float" office:value="1922" calcext:value-type="float">
            <text:p>1922</text:p>
          </table:table-cell>
          <table:table-cell office:value-type="string" calcext:value-type="string">
            <text:p>My team has good work-from-home infrastructure (e.g. source control, VPN, remote desktop, file sharing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12</text:p>
          </table:table-cell>
          <table:table-cell table:formula="of:=[.D19]/[total.$A$1]" office:value-type="percentage" office:value="0.320898876404494" calcext:value-type="percentage">
            <text:p>32.1%</text:p>
          </table:table-cell>
          <table:table-cell table:formula="of:=[.E19]/[total.$A$1]" office:value-type="percentage" office:value="0.560898876404494" calcext:value-type="percentage">
            <text:p>56.1%</text:p>
          </table:table-cell>
          <table:table-cell office:value-type="float" office:value="714" calcext:value-type="float">
            <text:p>714</text:p>
          </table:table-cell>
          <table:table-cell office:value-type="float" office:value="1248" calcext:value-type="float">
            <text:p>1248</text:p>
          </table:table-cell>
          <table:table-cell office:value-type="string" calcext:value-type="string">
            <text:p>My team is having virtual social events (e.g. via video chat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11</text:p>
          </table:table-cell>
          <table:table-cell table:formula="of:=[.D20]/[total.$A$1]" office:value-type="percentage" office:value="0.307865168539326" calcext:value-type="percentage">
            <text:p>30.8%</text:p>
          </table:table-cell>
          <table:table-cell table:formula="of:=[.E20]/[total.$A$1]" office:value-type="percentage" office:value="0.624269662921348" calcext:value-type="percentage">
            <text:p>62.4%</text:p>
          </table:table-cell>
          <table:table-cell office:value-type="float" office:value="685" calcext:value-type="float">
            <text:p>685</text:p>
          </table:table-cell>
          <table:table-cell office:value-type="float" office:value="1389" calcext:value-type="float">
            <text:p>1389</text:p>
          </table:table-cell>
          <table:table-cell office:value-type="string" calcext:value-type="string">
            <text:p>My organization is encouraging staff to touch base regularly with each oth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09</text:p>
          </table:table-cell>
          <table:table-cell table:formula="of:=[.D21]/[total.$A$1]" office:value-type="percentage" office:value="0.285393258426966" calcext:value-type="percentage">
            <text:p>28.5%</text:p>
          </table:table-cell>
          <table:table-cell table:formula="of:=[.E21]/[total.$A$1]" office:value-type="percentage" office:value="0.889438202247191" calcext:value-type="percentage">
            <text:p>88.9%</text:p>
          </table:table-cell>
          <table:table-cell office:value-type="float" office:value="635" calcext:value-type="float">
            <text:p>635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My team is continuing to have regular meetings (e.g. via video chat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10</text:p>
          </table:table-cell>
          <table:table-cell table:formula="of:=[.D22]/[total.$A$1]" office:value-type="percentage" office:value="0.255280898876404" calcext:value-type="percentage">
            <text:p>25.5%</text:p>
          </table:table-cell>
          <table:table-cell table:formula="of:=[.E22]/[total.$A$1]" office:value-type="percentage" office:value="0.142921348314607" calcext:value-type="percentage">
            <text:p>14.3%</text:p>
          </table:table-cell>
          <table:table-cell office:value-type="float" office:value="568" calcext:value-type="float">
            <text:p>568</text:p>
          </table:table-cell>
          <table:table-cell office:value-type="float" office:value="318" calcext:value-type="float">
            <text:p>318</text:p>
          </table:table-cell>
          <table:table-cell office:value-type="string" calcext:value-type="string">
            <text:p>My team is avoiding synchronous communication (e.g. video chat)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S13</text:p>
          </table:table-cell>
          <table:table-cell table:formula="of:=[.D23]/[total.$A$1]" office:value-type="percentage" office:value="0.233258426966292" calcext:value-type="percentage">
            <text:p>23.3%</text:p>
          </table:table-cell>
          <table:table-cell table:formula="of:=[.E23]/[total.$A$1]" office:value-type="percentage" office:value="0.266966292134831" calcext:value-type="percentage">
            <text:p>26.7%</text:p>
          </table:table-cell>
          <table:table-cell office:value-type="float" office:value="519" calcext:value-type="float">
            <text:p>519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For most of the day, I work with an open video or audio call to some or all of my team</text:p>
          </table:table-cell>
          <table:table-cell table:number-columns-repeated="1018"/>
        </table:table-row>
      </table:table>
      <table:table table:name="total" table:style-name="ta1">
        <table:table-column table:style-name="co5" table:default-cell-style-name="Default"/>
        <table:table-row table:style-name="ro1">
          <table:table-cell office:value-type="float" office:value="2225" calcext:value-type="float">
            <text:p>2225</text:p>
          </table:table-cell>
        </table:table-row>
      </table:table>
      <table:named-expressions/>
      <table:database-ranges>
        <table:database-range table:name="__Anonymous_Sheet_DB__0" table:target-range-address="os.A1:os.F23" table:display-filter-buttons="tru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percentage-style style:name="N109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23T20:07:25.049144593</dc:date>
    <meta:editing-duration>PT2H2M21S</meta:editing-duration>
    <meta:editing-cycles>6</meta:editing-cycles>
    <meta:generator>LibreOffice_Vanilla/6.2.6.2$MacOSX_X86_64 LibreOffice_project/684e730861356e74889dfe6dbddd3562aae2e6ad</meta:generator>
    <meta:document-statistic meta:table-count="2" meta:cell-count="139" meta:object-count="0"/>
  </office:meta>
</office:document-meta>
</file>